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8.904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1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5.7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6.0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6.461cm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weight="bold" style:font-weight-asian="bold" style:font-weight-complex="bold"/>
    </style:style>
    <style:style style:name="T5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DejaVu Sans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9.404cm" svg:height="1.555cm" svg:x="14.843cm" svg:y="3.535cm">
          <draw:text-box>
            <text:list text:style-name="L1">
              <text:list-item>
                <text:p><text:span text:style-name="T1">Need at least 4KB of memory</text:span></text:p>
              </text:list-item>
              <text:list-item>
                <text:p><text:span text:style-name="T1">1200bits/s to/from S/DC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2.54cm" svg:x="14.589cm" svg:y="16.239cm">
          <text:p text:style-name="P2"><text:span text:style-name="T1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4.59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764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0.939cm" svg:y="16.239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2.54cm" svg:height="2.54cm" svg:x="22.20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7" draw:text-style-name="P5" draw:layer="layout" svg:x1="20.304cm" svg:y1="8.62cm" svg:x2="22.209cm" svg:y2="8.62cm" draw:start-shape="id2" draw:start-glue-point="10" draw:end-shape="id3" draw:end-glue-point="6" svg:d="M20304 8620h1905" svg:viewBox="0 0 1906 1">
          <text:p/>
        </draw:connector>
        <draw:connector draw:style-name="gr7" draw:text-style-name="P5" draw:layer="layout" draw:type="line" svg:x1="15.86cm" svg:y1="16.24cm" svg:x2="18.136cm" svg:y2="13.963cm" draw:start-shape="id4" draw:start-glue-point="4" draw:end-shape="id1" draw:end-glue-point="7" svg:d="M15860 16240l2276-2277" svg:viewBox="0 0 2277 2278">
          <text:p/>
        </draw:connector>
        <draw:connector draw:style-name="gr7" draw:text-style-name="P5" draw:layer="layout" draw:type="line" svg:x1="19.034cm" svg:y1="16.239cm" svg:x2="19.034cm" svg:y2="14.335cm" draw:start-shape="id5" draw:start-glue-point="4" draw:end-shape="id1" draw:end-glue-point="8" svg:d="M19034 16239v-1904" svg:viewBox="0 0 1 1905">
          <text:p/>
        </draw:connector>
        <draw:connector draw:style-name="gr7" draw:text-style-name="P5" draw:layer="layout" draw:type="line" svg:x1="22.209cm" svg:y1="16.239cm" svg:x2="19.932cm" svg:y2="13.963cm" draw:start-shape="id6" draw:start-glue-point="4" draw:end-shape="id1" draw:end-glue-point="9" svg:d="M22209 16239l-2277-2276" svg:viewBox="0 0 2278 2277">
          <text:p/>
        </draw:connector>
        <draw:frame draw:style-name="gr8" draw:text-style-name="P6" draw:layer="layout" svg:width="2.758cm" svg:height="0.962cm" svg:x="14.335cm" svg:y="14.389cm">
          <draw:text-box>
            <text:p>5.5Mb/s</text:p>
          </draw:text-box>
        </draw:frame>
        <draw:frame draw:style-name="gr9" draw:text-style-name="P6" draw:layer="layout" svg:width="2.754cm" svg:height="0.962cm" svg:x="16.026cm" svg:y="10.325cm">
          <draw:text-box>
            <text:p>1200b/s</text:p>
          </draw:text-box>
        </draw:frame>
      </draw:page>
      <draw:page draw:name="page2" draw:style-name="dp1" draw:master-page-name="Default">
        <draw:frame draw:style-name="gr10" draw:text-style-name="P7" draw:layer="layout" svg:width="6.932cm" svg:height="0.988cm" svg:x="3.894cm" svg:y="2.397cm">
          <draw:text-box>
            <text:p><text:span text:style-name="T4">Memory Selection</text:span></text:p>
          </draw:text-box>
        </draw:frame>
        <draw:frame draw:style-name="gr11" draw:text-style-name="P8" draw:layer="layout" svg:width="6.229cm" svg:height="3.936cm" svg:x="4.246cm" svg:y="3.54cm">
          <draw:text-box>
            <text:p><text:span text:style-name="T5">M1</text:span></text:p>
            <text:list text:style-name="L1">
              <text:list-item>
                <text:p><text:span text:style-name="T6">256 bytes</text:span></text:p>
              </text:list-item>
              <text:list-item>
                <text:p><text:span text:style-name="T6">$50</text:span></text:p>
              </text:list-item>
              <text:list-item>
                <text:p><text:span text:style-name="T6">Latency: 1 cycle</text:span></text:p>
              </text:list-item>
              <text:list-item>
                <text:p><text:span text:style-name="T6">Qty: 1</text:span></text:p>
              </text:list-item>
            </text:list>
          </draw:text-box>
        </draw:frame>
        <draw:frame draw:style-name="gr12" draw:text-style-name="P8" draw:layer="layout" svg:width="6.559cm" svg:height="3.936cm" svg:x="4.081cm" svg:y="8.619cm">
          <draw:text-box>
            <text:p><text:span text:style-name="T5">M2</text:span></text:p>
            <text:list text:style-name="L1">
              <text:list-item>
                <text:p><text:span text:style-name="T6">512 bytes (16 x </text:span></text:p>
              </text:list-item>
              <text:list-item>
                <text:p><text:span text:style-name="T6">$10</text:span></text:p>
              </text:list-item>
              <text:list-item>
                <text:p><text:span text:style-name="T6">Latency: 8 cycles</text:span></text:p>
              </text:list-item>
              <text:list-item>
                <text:p><text:span text:style-name="T6">Max qty: 4</text:span></text:p>
              </text:list-item>
            </text:list>
          </draw:text-box>
        </draw:frame>
        <draw:frame draw:style-name="gr13" draw:text-style-name="P8" draw:layer="layout" svg:width="11.232cm" svg:height="3.936cm" svg:x="3.685cm" svg:y="13.7cm">
          <draw:text-box>
            <text:p><text:span text:style-name="T5">M3</text:span></text:p>
            <text:list text:style-name="L1">
              <text:list-item>
                <text:p><text:span text:style-name="T6">1024 bytes (64 rows of 2 bytes)</text:span></text:p>
              </text:list-item>
              <text:list-item>
                <text:p><text:span text:style-name="T6">$3</text:span></text:p>
              </text:list-item>
              <text:list-item>
                <text:p><text:span text:style-name="T6">Latency: 15 cycles</text:span></text:p>
              </text:list-item>
              <text:list-item>
                <text:p><text:span text:style-name="T6">Qty: 8 (128x64)</text:span></text:p>
              </text:list-item>
            </text:list>
          </draw:text-box>
        </draw:frame>
        <draw:custom-shape draw:style-name="gr14" draw:text-style-name="P2" draw:layer="layout" svg:width="2.54cm" svg:height="2.54cm" svg:x="18.78cm" svg:y="10.779cm">
          <text:p text:style-name="P2">M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1-23T14:06:00.041061141</dc:date>
    <meta:editing-duration>PT47M4S</meta:editing-duration>
    <meta:editing-cycles>13</meta:editing-cycles>
    <meta:generator>LibreOffice/5.0.3.2$Linux_X86_64 LibreOffice_project/00m0$Build-2</meta:generator>
    <meta:document-statistic meta:object-count="23"/>
  </office:meta>
</office:document-meta>
</file>